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828a" officeooo:paragraph-rsid="001d828a"/>
    </style:style>
    <style:style style:name="P2" style:family="paragraph" style:parent-style-name="Standard">
      <style:text-properties officeooo:rsid="001d828a" officeooo:paragraph-rsid="001d828a"/>
    </style:style>
    <style:style style:name="T1" style:family="text">
      <style:text-properties officeooo:rsid="001f088f"/>
    </style:style>
    <style:style style:name="T2" style:family="text">
      <style:text-properties officeooo:rsid="002217c1"/>
    </style:style>
    <style:style style:name="T3" style:family="text">
      <style:text-properties officeooo:rsid="00254f62"/>
    </style:style>
    <style:style style:name="T4" style:family="text">
      <style:text-properties officeooo:rsid="0025c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or check list</text:p>
      <text:p text:style-name="P1"/>
      <text:p text:style-name="P1">- path <text:span text:style-name="T1">ok</text:span></text:p>
      <text:p text:style-name="P1">- redir <text:span text:style-name="T3">ok</text:span></text:p>
      <text:p text:style-name="P1">- error <text:span text:style-name="T4">ok</text:span></text:p>
      <text:p text:style-name="P1">- pipe</text:p>
      <text:p text:style-name="P1">- <text:span text:style-name="T2">exit_status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23:15.914232706</meta:creation-date>
    <dc:date>2024-10-09T15:37:06.369319977</dc:date>
    <meta:editing-duration>PT18M2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6" meta:character-count="67" meta:non-whitespace-character-count="57"/>
  </office:meta>
</office:document-meta>
</file>